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Grande" svg:font-family="'Lucida Grande', Arial, sans-serif"/>
    <style:font-face style:name="monospace" svg:font-family="monospace, 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style:text-properties fo:font-size="9pt" style:font-size-asian="9pt" style:font-size-complex="9pt"/>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d97a8" officeooo:paragraph-rsid="001233d2" style:font-size-asian="9pt" style:font-size-complex="9pt"/>
    </style:style>
    <style:style style:name="P3"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d97a8" officeooo:paragraph-rsid="000d97a8" style:font-size-asian="9pt" style:font-size-complex="9pt"/>
    </style:style>
    <style:style style:name="P4"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paragraph-rsid="000d97a8" style:font-size-asian="9pt" style:font-size-complex="9pt"/>
    </style:style>
    <style:style style:name="P5"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paragraph-rsid="000d97a8"/>
    </style:style>
    <style:style style:name="P6"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style:font-size-asian="9pt" style:font-size-complex="9pt"/>
    </style:style>
    <style:style style:name="P7"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paragraph-rsid="001d0f8f" style:font-size-asian="9pt" style:font-size-complex="9pt"/>
    </style:style>
    <style:style style:name="P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paragraph-rsid="001233d2" style:font-size-asian="9pt" style:font-size-complex="9pt"/>
    </style:style>
    <style:style style:name="P9"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paragraph-rsid="001233d2" style:font-size-asian="9pt" style:font-size-complex="9pt"/>
    </style:style>
    <style:style style:name="P10"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fd3fe" style:font-size-asian="9pt" style:font-size-complex="9pt"/>
    </style:style>
    <style:style style:name="P11"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fd3fe" officeooo:paragraph-rsid="0010f2e6" style:font-size-asian="9pt" style:font-size-complex="9pt"/>
    </style:style>
    <style:style style:name="P12"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fd3fe" officeooo:paragraph-rsid="00102163" style:font-size-asian="9pt" style:font-size-complex="9pt"/>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ucida Grande" fo:font-size="9pt" fo:letter-spacing="normal" fo:font-style="normal" fo:font-weight="normal" officeooo:rsid="000fd3fe" officeooo:paragraph-rsid="0015cf41" style:font-size-asian="9pt" style:font-size-complex="9pt"/>
    </style:style>
    <style:style style:name="P14"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rsid="0015cf41" style:font-size-asian="9pt" style:font-size-complex="9pt"/>
    </style:style>
    <style:style style:name="P15"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rsid="0015cf41" officeooo:paragraph-rsid="0015cf41" style:font-size-asian="9pt" style:font-size-complex="9pt"/>
    </style:style>
    <style:style style:name="P16"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rsid="0015cf41" officeooo:paragraph-rsid="001935ce" style:font-size-asian="9pt" style:font-size-complex="9pt"/>
    </style:style>
    <style:style style:name="P17"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22222" style:font-name="Liberation Sans" fo:font-size="9pt" fo:letter-spacing="normal" fo:font-style="normal" fo:font-weight="normal" officeooo:rsid="000fd3fe" style:font-name-asian="Droid Sans Fallback" style:font-size-asian="9pt" style:font-name-complex="Noto Sans Devanagari" style:font-size-complex="9pt"/>
    </style:style>
    <style:style style:name="P18" style:family="paragraph" style:parent-style-name="Text_20_body">
      <style:paragraph-properties fo:margin-left="0in" fo:margin-right="0in" fo:margin-top="0in" fo:margin-bottom="0in" loext:contextual-spacing="false" style:line-height-at-least="0.2291in" fo:text-align="center" style:justify-single-word="false" fo:orphans="2" fo:widows="2" fo:text-indent="0in" style:auto-text-indent="false"/>
      <style:text-properties fo:font-variant="normal" fo:text-transform="none" fo:color="#00a933" style:font-name="Lucida Grande" fo:font-size="9pt" fo:letter-spacing="normal" fo:font-style="normal" fo:font-weight="bold" officeooo:rsid="000fd3fe" officeooo:paragraph-rsid="0015cf41" style:font-name-asian="Droid Sans Fallback" style:font-size-asian="9pt" style:font-weight-asian="bold" style:font-name-complex="Noto Sans Devanagari" style:font-size-complex="9pt" style:font-weight-complex="bold"/>
    </style:style>
    <style:style style:name="P19"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408090" style:font-name="monospace" fo:font-size="9pt" fo:letter-spacing="normal" fo:font-style="italic" fo:font-weight="normal" officeooo:rsid="000fd3fe" style:font-name-asian="Droid Sans Fallback" style:font-size-asian="9pt" style:font-name-complex="Noto Sans Devanagari" style:font-size-complex="9pt"/>
    </style:style>
    <style:style style:name="P20"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408090" style:font-name="Lucida Grande" fo:font-size="9pt" fo:letter-spacing="normal" fo:font-style="italic" fo:font-weight="normal" officeooo:rsid="000fd3fe" fo:background-color="#eeffcc" style:font-size-asian="9pt" style:font-size-complex="9pt"/>
    </style:style>
    <style:style style:name="P21"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208050" style:font-name="Lucida Grande" fo:font-size="9pt" fo:letter-spacing="normal" fo:font-style="normal" fo:font-weight="normal" officeooo:rsid="000fd3fe" style:font-size-asian="9pt" style:font-size-complex="9pt"/>
    </style:style>
    <style:style style:name="P22" style:family="paragraph" style:parent-style-name="Text_20_body">
      <style:paragraph-properties fo:margin-left="0in" fo:margin-right="0in" fo:margin-top="0in" fo:margin-bottom="0in" loext:contextual-spacing="false" fo:line-height="100%" fo:text-indent="0in" style:auto-text-indent="false"/>
      <style:text-properties fo:font-size="9pt" style:font-size-asian="9pt" style:font-size-complex="9pt"/>
    </style:style>
    <style:style style:name="P23" style:family="paragraph" style:parent-style-name="Text_20_body">
      <style:paragraph-properties fo:margin-left="0in" fo:margin-right="0in" fo:margin-top="0in" fo:margin-bottom="0in" loext:contextual-spacing="false" fo:line-height="100%" fo:text-indent="0in" style:auto-text-indent="false"/>
      <style:text-properties fo:font-size="9pt" officeooo:paragraph-rsid="0010f2e6" style:font-size-asian="9pt" style:font-size-complex="9pt"/>
    </style:style>
    <style:style style:name="P24" style:family="paragraph" style:parent-style-name="Text_20_body">
      <style:paragraph-properties fo:margin-left="0in" fo:margin-right="0in" fo:margin-top="0in" fo:margin-bottom="0in" loext:contextual-spacing="false" fo:line-height="100%" fo:text-indent="0in" style:auto-text-indent="false"/>
      <style:text-properties fo:font-size="9pt" officeooo:paragraph-rsid="0015cf41" style:font-size-asian="9pt" style:font-size-complex="9pt"/>
    </style:style>
    <style:style style:name="P25"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size="9pt" officeooo:rsid="0015cf41" officeooo:paragraph-rsid="0015cf41" style:font-size-asian="9pt" style:font-size-complex="9pt"/>
    </style:style>
    <style:style style:name="P26"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size="9pt" officeooo:rsid="0015cf41" officeooo:paragraph-rsid="001935ce" style:font-size-asian="9pt" style:font-size-complex="9pt"/>
    </style:style>
    <style:style style:name="P27"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size="9pt" officeooo:paragraph-rsid="0015cf41"/>
    </style:style>
    <style:style style:name="P28"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style>
    <style:style style:name="P29" style:family="paragraph" style:parent-style-name="Text_20_body">
      <style:paragraph-properties fo:margin-left="0in" fo:margin-right="0in" fo:margin-top="0in" fo:margin-bottom="0in" loext:contextual-spacing="false" fo:line-height="100%" fo:text-indent="0in" style:auto-text-indent="false"/>
      <style:text-properties officeooo:paragraph-rsid="0015cf41"/>
    </style:style>
    <style:style style:name="P30" style:family="paragraph" style:parent-style-name="Heading">
      <style:paragraph-properties fo:margin-left="0in" fo:margin-right="0in" fo:margin-top="0in" fo:margin-bottom="0in" loext:contextual-spacing="false" fo:line-height="100%" fo:text-indent="0in" style:auto-text-indent="false"/>
      <style:text-properties fo:font-size="9pt" style:font-size-asian="9pt" style:font-size-complex="9pt"/>
    </style:style>
    <style:style style:name="P31" style:family="paragraph" style:parent-style-name="Heading">
      <style:paragraph-properties fo:margin-left="0in" fo:margin-right="0in" fo:margin-top="0in" fo:margin-bottom="0in" loext:contextual-spacing="false" fo:line-height="100%" fo:text-align="center" style:justify-single-word="false" fo:text-indent="0in" style:auto-text-indent="false"/>
      <style:text-properties fo:color="#00a933" fo:font-size="9pt" fo:font-weight="bold" style:font-size-asian="9pt" style:font-weight-asian="bold" style:font-size-complex="9pt" style:font-weight-complex="bold"/>
    </style:style>
    <style:style style:name="P32"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style:font-size-asian="9pt" style:font-size-complex="9pt"/>
    </style:style>
    <style:style style:name="P33"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5cf41" style:font-size-asian="9pt" style:font-size-complex="9pt"/>
    </style:style>
    <style:style style:name="P34"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style:font-size-asian="9pt" style:font-size-complex="9pt"/>
    </style:style>
    <style:style style:name="P35"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rsid="000d97a8" officeooo:paragraph-rsid="000d97a8" style:font-size-asian="9pt" style:font-size-complex="9pt"/>
    </style:style>
    <style:style style:name="P36"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style:font-size-asian="9pt" style:font-size-complex="9pt"/>
    </style:style>
    <style:style style:name="P37"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0fd3fe" style:font-size-asian="9pt" style:font-size-complex="9pt"/>
    </style:style>
    <style:style style:name="P38"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0e86e5" style:font-size-asian="9pt" style:font-size-complex="9pt"/>
    </style:style>
    <style:style style:name="P39" style:family="paragraph" style:parent-style-name="Preformatted_20_Text">
      <loext:graphic-properties draw:fill="solid" draw:fill-color="#eeffcc" draw:opacity="100%"/>
      <style:paragraph-properties fo:margin-left="0in" fo:margin-right="0in" fo:margin-top="0in" fo:margin-bottom="0in" loext:contextual-spacing="false" fo:line-height="100%"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233d2" style:font-size-asian="9pt" style:font-weight-asian="normal" style:font-size-complex="9pt" style:font-weight-complex="normal"/>
    </style:style>
    <style:style style:name="P40"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5cf41" style:font-size-asian="9pt" style:font-weight-asian="normal" style:font-size-complex="9pt" style:font-weight-complex="normal"/>
    </style:style>
    <style:style style:name="P41" style:family="paragraph" style:parent-style-name="Preformatted_20_Text">
      <loext:graphic-properties draw:fill="solid" draw:fill-color="#eeffcc" draw:opacity="100%"/>
      <style:paragraph-properties fo:margin-left="0in" fo:margin-right="0in" fo:margin-top="0in" fo:margin-bottom="0in" loext:contextual-spacing="false" style:line-height-at-least="0.2291in"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rsid="0015cf41" officeooo:paragraph-rsid="0015cf41" style:font-size-asian="9pt" style:font-weight-asian="normal" style:font-size-complex="9pt" style:font-weight-complex="normal"/>
    </style:style>
    <style:style style:name="P42" style:family="paragraph" style:parent-style-name="Preformatted_20_Text">
      <loext:graphic-properties draw:fill="solid" draw:fill-color="#eeffcc" draw:opacity="100%"/>
      <style:paragraph-properties fo:margin-left="0in" fo:margin-right="0in" fo:margin-top="0in" fo:margin-bottom="0in" loext:contextual-spacing="false" style:line-height-at-least="0.2291in"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rsid="0015cf41" officeooo:paragraph-rsid="001935ce" style:font-size-asian="9pt" style:font-weight-asian="normal" style:font-size-complex="9pt" style:font-weight-complex="normal"/>
    </style:style>
    <style:style style:name="P43" style:family="paragraph" style:parent-style-name="Preformatted_20_Text">
      <loext:graphic-properties draw:fill="solid" draw:fill-color="#eeffcc" draw:opacity="100%"/>
      <style:paragraph-properties fo:margin-left="0in" fo:margin-right="0in" fo:margin-top="0in" fo:margin-bottom="0in" loext:contextual-spacing="false" style:line-height-at-least="0.2291in"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rsid="0015cf41" officeooo:paragraph-rsid="001d0f8f" style:font-size-asian="9pt" style:font-weight-asian="normal" style:font-size-complex="9pt" style:font-weight-complex="normal"/>
    </style:style>
    <style:style style:name="P44"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5cf41" style:font-size-asian="9pt" style:font-weight-asian="normal" style:font-size-complex="9pt" style:font-weight-complex="normal"/>
    </style:style>
    <style:style style:name="P45"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style:font-size-asian="9pt" style:font-weight-asian="normal" style:font-size-complex="9pt" style:font-weight-complex="normal"/>
    </style:style>
    <style:style style:name="P46"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935ce" style:font-size-asian="9pt" style:font-weight-asian="normal" style:font-size-complex="9pt" style:font-weight-complex="normal"/>
    </style:style>
    <style:style style:name="P47"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fo:background-color="#eeffcc" style:font-size-asian="9pt" style:font-size-complex="9pt"/>
    </style:style>
    <style:style style:name="P48"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0d97a8" fo:background-color="#eeffcc" style:font-size-asian="9pt" style:font-size-complex="9pt"/>
    </style:style>
    <style:style style:name="P49"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fo:background-color="#eeffcc" style:font-size-asian="9pt" style:font-size-complex="9pt"/>
    </style:style>
    <style:style style:name="P50"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0fd3fe" fo:background-color="#eeffcc" style:font-size-asian="9pt" style:font-size-complex="9pt"/>
    </style:style>
    <style:style style:name="P51"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5cf41" fo:background-color="#eeffcc" style:font-size-asian="9pt" style:font-weight-asian="normal" style:font-size-complex="9pt" style:font-weight-complex="normal"/>
    </style:style>
    <style:style style:name="P52"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style:font-name="monospace" fo:font-size="9pt" fo:letter-spacing="normal" fo:font-style="normal" fo:font-weight="normal" officeooo:paragraph-rsid="0010f2e6" style:font-name-asian="Droid Sans Fallback" style:font-size-asian="9pt" style:font-weight-asian="normal" style:font-name-complex="Noto Sans Devanagari" style:font-size-complex="9pt" style:font-weight-complex="normal"/>
    </style:style>
    <style:style style:name="P53"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fo:font-size="9pt" fo:letter-spacing="normal" officeooo:paragraph-rsid="0015cf41" style:font-size-asian="9pt" style:font-size-complex="9pt"/>
    </style:style>
    <style:style style:name="P54"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333333" fo:font-size="9pt" fo:letter-spacing="normal" style:font-size-asian="9pt" style:font-size-complex="9pt"/>
    </style:style>
    <style:style style:name="P55"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4070a0" style:font-name="monospace" fo:font-size="9pt" fo:letter-spacing="normal" fo:font-style="normal" fo:font-weight="normal" style:font-size-asian="9pt" style:font-size-complex="9pt"/>
    </style:style>
    <style:style style:name="P56"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4070a0" fo:font-size="9pt" fo:letter-spacing="normal" style:font-size-asian="9pt" style:font-size-complex="9pt"/>
    </style:style>
    <style:style style:name="P57"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text-align="justify" style:justify-single-word="false"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c65d09" style:font-name="monospace" fo:font-size="9pt" fo:letter-spacing="normal" fo:font-style="normal" fo:font-weight="bold" style:font-size-asian="9pt" style:font-size-complex="9pt"/>
    </style:style>
    <style:style style:name="P58"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c65d09" style:font-name="monospace" fo:font-size="9pt" fo:letter-spacing="normal" fo:font-style="normal" fo:font-weight="bold" style:font-size-asian="9pt" style:font-size-complex="9pt"/>
    </style:style>
    <style:style style:name="P59"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c65d09" style:font-name="monospace" fo:font-size="9pt" fo:letter-spacing="normal" fo:font-style="normal" fo:font-weight="bold" fo:background-color="#eeffcc" style:font-size-asian="9pt" style:font-size-complex="9pt"/>
    </style:style>
    <style:style style:name="P60"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c65d09" style:font-name="monospace" fo:font-size="9pt" fo:letter-spacing="normal" fo:font-style="normal" fo:font-weight="normal" style:font-size-asian="9pt" style:font-weight-asian="normal" style:font-size-complex="9pt" style:font-weight-complex="normal"/>
    </style:style>
    <style:style style:name="P61" style:family="paragraph" style:parent-style-name="Preformatted_20_Text">
      <loext:graphic-properties draw:fill="solid" draw:fill-color="#eeffcc" draw:opacity="100%"/>
      <style:paragraph-properties fo:margin-left="0in" fo:margin-right="0in" fo:margin-top="0in" fo:margin-bottom="0in" loext:contextual-spacing="false" style:line-height-at-least="0.1874in"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size="9pt" style:font-size-asian="9pt" style:font-size-complex="9pt"/>
    </style:style>
    <style:style style:name="P62" style:family="paragraph" style:parent-style-name="Preformatted_20_Text">
      <loext:graphic-properties draw:fill="solid" draw:fill-color="#eeffcc" draw:opacity="100%"/>
      <style:paragraph-properties fo:margin-left="0in" fo:margin-right="0in" fo:margin-top="0in" fo:margin-bottom="0in" loext:contextual-spacing="false" fo:line-height="100%" fo:orphans="2" fo:widows="2" fo:text-indent="0in" style:auto-text-indent="false" fo:background-color="#eeffcc" fo:padding-left="0.052in" fo:padding-right="0in" fo:padding-top="0.052in" fo:padding-bottom="0.052in" fo:border-left="0.06pt solid #aacc99" fo:border-right="none" fo:border-top="0.06pt solid #aacc99" fo:border-bottom="0.06pt solid #aacc99"/>
      <style:text-properties fo:font-size="9pt" officeooo:paragraph-rsid="000fd3fe" style:font-size-asian="9pt" style:font-size-complex="9pt"/>
    </style:style>
    <style:style style:name="P63" style:family="paragraph" style:parent-style-name="Preformatted_20_Text">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333333" style:font-name="monospace" fo:font-size="9pt" fo:letter-spacing="normal" fo:font-style="normal" fo:font-weight="normal" officeooo:rsid="0015cf41" officeooo:paragraph-rsid="0015cf41" style:font-size-asian="9pt" style:font-size-complex="9pt"/>
    </style:style>
    <style:style style:name="P64" style:family="paragraph" style:parent-style-name="Heading_20_2">
      <style:paragraph-properties fo:margin-left="0in" fo:margin-right="0in" fo:margin-top="0in" fo:margin-bottom="0in" loext:contextual-spacing="false" style:line-height-at-least="0.2291in" fo:text-align="center" style:justify-single-word="false" fo:orphans="2" fo:widows="2" fo:text-indent="0in" style:auto-text-indent="false"/>
      <style:text-properties fo:font-variant="normal" fo:text-transform="none" fo:color="#00a933" style:font-name="Lucida Grande" fo:font-size="9pt" fo:letter-spacing="normal" fo:font-style="normal" fo:font-weight="bold" officeooo:rsid="000fd3fe" officeooo:paragraph-rsid="0015cf41" style:font-name-asian="Droid Sans Fallback" style:font-size-asian="9pt" style:font-weight-asian="bold" style:font-name-complex="Noto Sans Devanagari" style:font-size-complex="9pt" style:font-weight-complex="bold"/>
    </style:style>
    <style:style style:name="P65"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font-variant="normal" fo:text-transform="none" fo:color="#00a933" style:font-name="Liberation Sans" fo:font-size="9pt" fo:letter-spacing="normal" fo:font-style="normal" fo:font-weight="bold" officeooo:rsid="000fd3fe" style:font-name-asian="Droid Sans Fallback" style:font-size-asian="9pt" style:font-weight-asian="bold" style:font-name-complex="Noto Sans Devanagari" style:font-size-complex="9pt" style:font-weight-complex="bold"/>
    </style:style>
    <style:style style:name="P66" style:family="paragraph" style:parent-style-name="Heading_20_2">
      <style:paragraph-properties fo:margin-left="0in" fo:margin-right="0in" fo:margin-top="0in" fo:margin-bottom="0in" loext:contextual-spacing="false" style:line-height-at-least="0.2291in" fo:text-align="center" style:justify-single-word="false" fo:orphans="2" fo:widows="2" fo:text-indent="0in" style:auto-text-indent="false"/>
      <style:text-properties fo:font-size="9pt" officeooo:rsid="0015cf41" officeooo:paragraph-rsid="0015cf41" style:font-size-asian="9pt" style:font-size-complex="9pt"/>
    </style:style>
    <style:style style:name="P67" style:family="paragraph" style:parent-style-name="Title">
      <style:paragraph-properties fo:margin-left="0in" fo:margin-right="0in" fo:margin-top="0in" fo:margin-bottom="0in" loext:contextual-spacing="false" fo:line-height="100%" fo:text-indent="0in" style:auto-text-indent="false"/>
      <style:text-properties fo:color="#00a933" fo:font-size="9pt" style:font-size-asian="9pt" style:font-size-complex="9pt"/>
    </style:style>
    <style:style style:name="P68"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font-variant="normal" fo:text-transform="none" fo:color="#00a933" style:font-name="Lucida Grande" fo:font-size="9pt" fo:letter-spacing="normal" fo:font-style="normal" fo:font-weight="bold" officeooo:rsid="000fd3fe" style:font-size-asian="9pt" style:font-weight-asian="bold" style:font-size-complex="9pt" style:font-weight-complex="bold"/>
    </style:style>
    <style:style style:name="P69" style:family="paragraph" style:parent-style-name="Preformatted_20_Text">
      <loext:graphic-properties draw:fill="solid" draw:fill-color="#eeffcc" draw:opacity="100%"/>
      <style:paragraph-properties style:line-height-at-least="0.1874in" fo:orphans="2" fo:widows="2"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222222" style:font-name="Lucida Grande" fo:font-size="9pt" fo:letter-spacing="normal" fo:font-style="normal" fo:font-weight="normal" officeooo:paragraph-rsid="001f5e17" style:font-size-asian="9pt" style:font-size-complex="9pt"/>
    </style:style>
    <style:style style:name="P70" style:family="paragraph" style:parent-style-name="Preformatted_20_Text">
      <loext:graphic-properties draw:fill="solid" draw:fill-color="#eeffcc" draw:opacity="100%"/>
      <style:paragraph-properties fo:margin-top="0in" fo:margin-bottom="0.1965in" loext:contextual-spacing="false" style:line-height-at-least="0.1874in" fo:orphans="2" fo:widows="2" fo:background-color="#eeffcc" fo:padding-left="0.052in" fo:padding-right="0in" fo:padding-top="0.052in" fo:padding-bottom="0.052in" fo:border-left="0.06pt solid #aacc99" fo:border-right="none" fo:border-top="0.06pt solid #aacc99" fo:border-bottom="0.06pt solid #aacc99"/>
      <style:text-properties fo:font-variant="normal" fo:text-transform="none" fo:color="#222222" style:font-name="Lucida Grande" fo:font-size="9pt" fo:letter-spacing="normal" fo:font-style="normal" fo:font-weight="normal" style:font-size-asian="9pt" style:font-size-complex="9pt"/>
    </style:style>
    <style:style style:name="P71" style:family="paragraph" style:parent-style-name="Text_20_body">
      <style:paragraph-properties fo:margin-left="0in" fo:margin-right="0in" fo:margin-top="0in" fo:margin-bottom="0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9pt" fo:letter-spacing="normal" fo:font-style="normal" fo:font-weight="normal" officeooo:rsid="0015cf41" officeooo:paragraph-rsid="0015cf41" style:font-size-asian="9pt" style:font-size-complex="9pt"/>
    </style:style>
    <style:style style:name="T1" style:family="text">
      <style:text-properties fo:color="#007020"/>
    </style:style>
    <style:style style:name="T2" style:family="text">
      <style:text-properties fo:color="#007020" fo:font-weight="bold"/>
    </style:style>
    <style:style style:name="T3" style:family="text">
      <style:text-properties fo:color="#007020" style:font-name="Lucida Grande"/>
    </style:style>
    <style:style style:name="T4" style:family="text">
      <style:text-properties fo:color="#007020" style:font-name="Lucida Grande" fo:font-size="12pt" fo:font-style="normal" fo:font-weight="normal" officeooo:rsid="0015cf41" style:font-size-asian="9pt" style:font-size-complex="9pt"/>
    </style:style>
    <style:style style:name="T5" style:family="text">
      <style:text-properties fo:color="#007020" style:font-name="Lucida Grande" officeooo:rsid="000fd3fe"/>
    </style:style>
    <style:style style:name="T6" style:family="text">
      <style:text-properties fo:color="#007020" style:font-name="Lucida Grande" officeooo:rsid="0015cf41"/>
    </style:style>
    <style:style style:name="T7" style:family="text">
      <style:text-properties fo:color="#007020" style:font-name="Lucida Grande" fo:font-style="normal" fo:font-weight="normal" officeooo:rsid="0015cf41"/>
    </style:style>
    <style:style style:name="T8" style:family="text">
      <style:text-properties fo:color="#007020" style:font-weight-asian="normal" style:font-weight-complex="normal"/>
    </style:style>
    <style:style style:name="T9" style:family="text">
      <style:text-properties fo:color="#007020" style:font-name="monospace" fo:font-size="11.25pt" fo:font-style="normal" fo:font-weight="bold"/>
    </style:style>
    <style:style style:name="T10" style:family="text">
      <style:text-properties fo:color="#4070a0"/>
    </style:style>
    <style:style style:name="T11" style:family="text">
      <style:text-properties fo:color="#4070a0" fo:font-weight="bold"/>
    </style:style>
    <style:style style:name="T12" style:family="text">
      <style:text-properties fo:color="#4070a0" officeooo:rsid="000d97a8"/>
    </style:style>
    <style:style style:name="T13" style:family="text">
      <style:text-properties fo:color="#4070a0" officeooo:rsid="000d97a8" style:font-weight-asian="normal" style:font-weight-complex="normal"/>
    </style:style>
    <style:style style:name="T14" style:family="text">
      <style:text-properties fo:color="#4070a0" style:font-name="Lucida Grande"/>
    </style:style>
    <style:style style:name="T15" style:family="text">
      <style:text-properties fo:color="#4070a0" officeooo:rsid="0015cf41" style:font-name-asian="Liberation Mono" style:font-name-complex="Liberation Mono"/>
    </style:style>
    <style:style style:name="T16" style:family="text">
      <style:text-properties fo:color="#4070a0" fo:font-style="italic"/>
    </style:style>
    <style:style style:name="T17" style:family="text">
      <style:text-properties fo:color="#4070a0" style:font-name="monospace" fo:font-size="11.25pt" fo:font-style="normal" fo:font-weight="normal"/>
    </style:style>
    <style:style style:name="T18" style:family="text">
      <style:text-properties style:font-name="monospace" fo:font-size="11.25pt" fo:font-style="normal" fo:font-weight="normal"/>
    </style:style>
    <style:style style:name="T19" style:family="text">
      <style:text-properties style:font-name="monospace" fo:font-style="normal" fo:font-weight="normal"/>
    </style:style>
    <style:style style:name="T20" style:family="text">
      <style:text-properties officeooo:rsid="000d97a8"/>
    </style:style>
    <style:style style:name="T21" style:family="text">
      <style:text-properties fo:color="#c65d09"/>
    </style:style>
    <style:style style:name="T22" style:family="text">
      <style:text-properties fo:color="#c65d09" fo:font-weight="bold"/>
    </style:style>
    <style:style style:name="T23" style:family="text">
      <style:text-properties fo:color="#c65d09" fo:font-weight="bold" officeooo:rsid="000d97a8"/>
    </style:style>
    <style:style style:name="T24" style:family="text">
      <style:text-properties fo:color="#c65d09" style:font-weight-asian="normal" style:font-weight-complex="normal"/>
    </style:style>
    <style:style style:name="T25" style:family="text">
      <style:text-properties fo:color="#c65d09" officeooo:rsid="000d97a8" style:font-weight-asian="normal" style:font-weight-complex="normal"/>
    </style:style>
    <style:style style:name="T26" style:family="text">
      <style:text-properties fo:color="#c65d09" style:font-name="Lucida Grande"/>
    </style:style>
    <style:style style:name="T27" style:family="text">
      <style:text-properties fo:color="#c65d09" style:font-name="Lucida Grande" officeooo:rsid="000fd3fe"/>
    </style:style>
    <style:style style:name="T28" style:family="text">
      <style:text-properties fo:color="#c65d09" style:font-name="Lucida Grande" fo:font-style="italic" officeooo:rsid="000fd3fe"/>
    </style:style>
    <style:style style:name="T29" style:family="text">
      <style:text-properties fo:color="#c65d09" style:font-name="Lucida Grande" officeooo:rsid="0015cf41"/>
    </style:style>
    <style:style style:name="T30" style:family="text">
      <style:text-properties fo:color="#c65d09" officeooo:rsid="000fd3fe"/>
    </style:style>
    <style:style style:name="T31" style:family="text">
      <style:text-properties fo:color="#666666"/>
    </style:style>
    <style:style style:name="T32" style:family="text">
      <style:text-properties fo:color="#666666" officeooo:rsid="000d97a8"/>
    </style:style>
    <style:style style:name="T33" style:family="text">
      <style:text-properties fo:color="#666666" officeooo:rsid="000d97a8" style:font-weight-asian="normal" style:font-weight-complex="normal"/>
    </style:style>
    <style:style style:name="T34" style:family="text">
      <style:text-properties fo:color="#666666" style:font-name="Lucida Grande"/>
    </style:style>
    <style:style style:name="T35" style:family="text">
      <style:text-properties fo:color="#666666" style:font-name="Lucida Grande" officeooo:rsid="000fd3fe"/>
    </style:style>
    <style:style style:name="T36" style:family="text">
      <style:text-properties fo:color="#666666" style:font-name="Lucida Grande" fo:font-size="12pt" fo:font-style="normal" fo:font-weight="normal" officeooo:rsid="0015cf41" style:font-size-asian="9pt" style:font-size-complex="9pt"/>
    </style:style>
    <style:style style:name="T37" style:family="text">
      <style:text-properties fo:color="#666666" style:font-name="monospace" fo:font-style="normal" fo:font-weight="normal"/>
    </style:style>
    <style:style style:name="T38" style:family="text">
      <style:text-properties fo:color="#208050"/>
    </style:style>
    <style:style style:name="T39" style:family="text">
      <style:text-properties fo:color="#208050" officeooo:rsid="000d97a8"/>
    </style:style>
    <style:style style:name="T40" style:family="text">
      <style:text-properties fo:color="#208050" style:font-name="Lucida Grande"/>
    </style:style>
    <style:style style:name="T41" style:family="text">
      <style:text-properties fo:color="#208050" style:font-name="Lucida Grande" officeooo:rsid="000fd3fe"/>
    </style:style>
    <style:style style:name="T42" style:family="text">
      <style:text-properties fo:color="#208050" style:font-name="Lucida Grande" officeooo:rsid="0015cf41"/>
    </style:style>
    <style:style style:name="T43" style:family="text">
      <style:text-properties fo:color="#208050" style:font-name="Lucida Grande" fo:font-style="normal" fo:font-weight="normal" officeooo:rsid="0015cf41"/>
    </style:style>
    <style:style style:name="T44" style:family="text">
      <style:text-properties fo:color="#208050" style:font-name="monospace" fo:font-style="normal" fo:font-weight="normal"/>
    </style:style>
    <style:style style:name="T45" style:family="text">
      <style:text-properties fo:color="#408090" fo:font-style="italic"/>
    </style:style>
    <style:style style:name="T46" style:family="text">
      <style:text-properties fo:color="#408090" fo:font-style="italic" officeooo:rsid="00102163" style:font-name-asian="Liberation Mono" style:font-name-complex="Liberation Mono"/>
    </style:style>
    <style:style style:name="T47" style:family="text">
      <style:text-properties fo:color="#408090" fo:font-style="italic" officeooo:rsid="000fd3fe"/>
    </style:style>
    <style:style style:name="T48" style:family="text">
      <style:text-properties fo:color="#408090" style:font-name="Lucida Grande" fo:font-style="italic" officeooo:rsid="000fd3fe"/>
    </style:style>
    <style:style style:name="T49" style:family="text">
      <style:text-properties fo:color="#222222" style:font-name="Lucida Grande"/>
    </style:style>
    <style:style style:name="T50" style:family="text">
      <style:text-properties fo:color="#222222" style:font-name="Lucida Grande" fo:font-size="12pt" fo:font-style="normal" fo:font-weight="normal" officeooo:rsid="0015cf41" style:font-size-asian="9pt" style:font-size-complex="9pt"/>
    </style:style>
    <style:style style:name="T51" style:family="text">
      <style:text-properties fo:color="#222222" style:font-name="Lucida Grande" fo:font-size="12pt" fo:letter-spacing="normal" fo:font-weight="normal"/>
    </style:style>
    <style:style style:name="T52" style:family="text">
      <style:text-properties fo:color="#222222" style:font-name="Lucida Grande" officeooo:rsid="000fd3fe"/>
    </style:style>
    <style:style style:name="T53" style:family="text">
      <style:text-properties fo:color="#222222" style:font-name="Lucida Grande" officeooo:rsid="0015cf41"/>
    </style:style>
    <style:style style:name="T54" style:family="text">
      <style:text-properties fo:color="#222222" style:font-name="Lucida Grande" fo:font-style="normal" fo:font-weight="normal" officeooo:rsid="0015cf41"/>
    </style:style>
    <style:style style:name="T55" style:family="text">
      <style:text-properties fo:font-variant="normal" fo:text-transform="none" fo:color="#222222" style:font-name="Lucida Grande" fo:font-size="12pt" fo:letter-spacing="normal" fo:font-style="normal" fo:font-weight="normal"/>
    </style:style>
    <style:style style:name="T56" style:family="text">
      <style:text-properties fo:font-variant="normal" fo:text-transform="none" fo:color="#222222" style:font-name="Lucida Grande" fo:font-size="12pt" fo:letter-spacing="normal" fo:font-style="normal" fo:font-weight="normal" officeooo:rsid="001d8e7a"/>
    </style:style>
    <style:style style:name="T57" style:family="text">
      <style:text-properties fo:font-variant="normal" fo:text-transform="none" fo:color="#222222" style:font-name="Lucida Grande" fo:font-size="9pt" fo:letter-spacing="normal" fo:font-style="normal" fo:font-weight="normal" style:font-size-asian="9pt" style:font-size-complex="9pt"/>
    </style:style>
    <style:style style:name="T58" style:family="text">
      <style:text-properties fo:font-variant="normal" fo:text-transform="none" fo:color="#222222" style:font-name="Lucida Grande" fo:font-size="9pt" fo:letter-spacing="normal" fo:font-style="normal" fo:font-weight="normal" officeooo:rsid="000fd3fe" style:font-size-asian="9pt" style:font-size-complex="9pt"/>
    </style:style>
    <style:style style:name="T59" style:family="text">
      <style:text-properties fo:font-variant="normal" fo:text-transform="none" fo:color="#222222" style:font-name="Lucida Grande" fo:letter-spacing="normal" fo:font-style="normal" fo:font-weight="normal"/>
    </style:style>
    <style:style style:name="T60" style:family="text">
      <style:text-properties fo:font-variant="normal" fo:text-transform="none" fo:color="#222222" style:font-name="Lucida Grande" fo:letter-spacing="normal" fo:font-style="normal" fo:font-weight="normal" officeooo:rsid="000fd3fe"/>
    </style:style>
    <style:style style:name="T61" style:family="text">
      <style:text-properties fo:font-variant="normal" fo:text-transform="none" fo:color="#222222" style:font-name="Lucida Grande" fo:letter-spacing="normal" fo:font-style="normal" fo:font-weight="normal" officeooo:rsid="0015cf41" style:font-size-asian="9pt" style:font-size-complex="9pt"/>
    </style:style>
    <style:style style:name="T62" style:family="text">
      <style:text-properties fo:font-variant="normal" fo:text-transform="none" fo:color="#222222" style:font-name="Lucida Grande" fo:letter-spacing="normal" fo:font-style="normal" fo:font-weight="normal" officeooo:rsid="000fd3fe" fo:background-color="#ecf0f3" loext:char-shading-value="0" loext:padding="0in" loext:border="none"/>
    </style:style>
    <style:style style:name="T63" style:family="text">
      <style:text-properties fo:font-variant="normal" fo:text-transform="none" fo:color="#222222" style:font-name="Lucida Grande" fo:letter-spacing="normal" fo:font-style="normal" fo:font-weight="normal" officeooo:rsid="0015cf41"/>
    </style:style>
    <style:style style:name="T64" style:family="text">
      <style:text-properties fo:font-variant="normal" fo:text-transform="none" fo:color="#222222" style:font-name="Lucida Grande" fo:letter-spacing="normal" fo:font-style="normal" fo:font-weight="normal" officeooo:rsid="001935ce"/>
    </style:style>
    <style:style style:name="T65" style:family="text">
      <style:text-properties fo:font-variant="normal" fo:text-transform="none" fo:color="#222222" style:font-name="Lucida Grande" fo:letter-spacing="normal" fo:font-style="normal" fo:font-weight="normal" officeooo:rsid="001d8e7a"/>
    </style:style>
    <style:style style:name="T66" style:family="text">
      <style:text-properties fo:font-variant="normal" fo:text-transform="none" fo:color="#222222" style:font-name="Lucida Grande" fo:letter-spacing="normal" fo:font-weight="normal" officeooo:rsid="000fd3fe"/>
    </style:style>
    <style:style style:name="T67" style:family="text">
      <style:text-properties fo:font-variant="normal" fo:text-transform="none" fo:color="#222222" style:font-name="monospace" fo:letter-spacing="normal" fo:font-style="normal" fo:font-weight="normal" officeooo:rsid="000fd3fe" fo:background-color="#ecf0f3" loext:char-shading-value="0" loext:padding="0in" loext:border="none"/>
    </style:style>
    <style:style style:name="T68" style:family="text">
      <style:text-properties fo:font-variant="normal" fo:text-transform="none" fo:color="#222222" style:font-name="monospace" fo:letter-spacing="normal" fo:font-style="normal" fo:font-weight="normal" fo:background-color="#ecf0f3" loext:char-shading-value="0" loext:padding="0in" loext:border="none"/>
    </style:style>
    <style:style style:name="T69" style:family="text">
      <style:text-properties fo:font-variant="normal" fo:text-transform="none" fo:color="#222222" style:font-name="monospace" fo:font-size="9pt" fo:letter-spacing="normal" fo:font-style="normal" fo:font-weight="normal" fo:background-color="#ecf0f3" loext:char-shading-value="0" style:font-size-asian="9pt" style:font-size-complex="9pt" loext:padding="0in" loext:border="none"/>
    </style:style>
    <style:style style:name="T70" style:family="text">
      <style:text-properties fo:font-variant="normal" fo:text-transform="none" fo:color="#222222" style:font-name="monospace" fo:font-size="9pt" fo:letter-spacing="normal" fo:font-style="normal" fo:font-weight="normal" fo:background-color="transparent" loext:char-shading-value="0" style:font-size-asian="9pt" style:font-size-complex="9pt" loext:padding="0in" loext:border="none"/>
    </style:style>
    <style:style style:name="T71" style:family="text">
      <style:text-properties fo:font-variant="normal" fo:text-transform="none" fo:color="#222222" style:font-name="Liberation Sans" fo:letter-spacing="normal" fo:font-style="normal" fo:font-weight="normal" officeooo:rsid="000fd3fe" style:font-name-asian="Droid Sans Fallback" style:font-name-complex="Noto Sans Devanagari"/>
    </style:style>
    <style:style style:name="T72" style:family="text">
      <style:text-properties fo:font-variant="normal" fo:text-transform="none" fo:color="#222222" style:text-line-through-style="none" style:text-line-through-type="none" style:font-name="Lucida Grande" fo:letter-spacing="normal" fo:font-style="normal" style:text-underline-style="none" fo:font-weight="normal" style:text-blinking="false" fo:background-color="transparent" loext:char-shading-value="0" loext:padding="0in" loext:border="none"/>
    </style:style>
    <style:style style:name="T73" style:family="text">
      <style:text-properties fo:font-variant="normal" fo:text-transform="none" fo:color="#6363bb" style:text-line-through-style="none" style:text-line-through-type="none" style:font-name="monospace" fo:font-size="11.25pt" fo:letter-spacing="normal" fo:font-style="normal" style:text-underline-style="none" fo:font-weight="normal" style:text-blinking="false" fo:background-color="transparent" loext:char-shading-value="0" loext:padding="0in" loext:border="none"/>
    </style:style>
    <style:style style:name="T74" style:family="text">
      <style:text-properties fo:font-variant="normal" fo:text-transform="none" fo:color="#6363bb" style:text-line-through-style="none" style:text-line-through-type="none" style:font-name="monospace" fo:letter-spacing="normal" fo:font-style="normal" style:text-underline-style="none" fo:font-weight="normal" officeooo:rsid="0015cf41" style:text-blinking="false" fo:background-color="transparent" loext:char-shading-value="0" style:font-size-asian="9pt" style:font-size-complex="9pt" loext:padding="0in" loext:border="none"/>
    </style:style>
    <style:style style:name="T75" style:family="text">
      <style:text-properties fo:font-variant="normal" fo:text-transform="none" fo:color="#6363bb" style:text-line-through-style="none" style:text-line-through-type="none" style:font-name="monospace" fo:font-size="9pt" fo:letter-spacing="normal" fo:font-style="normal" style:text-underline-style="none" fo:font-weight="normal" style:text-blinking="false" fo:background-color="transparent" loext:char-shading-value="0" style:font-size-asian="9pt" style:font-size-complex="9pt" loext:padding="0in" loext:border="none"/>
    </style:style>
    <style:style style:name="T76" style:family="text">
      <style:text-properties fo:font-variant="normal" fo:text-transform="none" fo:color="#333333" style:font-name="monospace" fo:letter-spacing="normal" fo:font-style="normal" fo:font-weight="normal" style:font-name-asian="Liberation Mono" style:font-weight-asian="normal" style:font-name-complex="Liberation Mono" style:font-weight-complex="normal"/>
    </style:style>
    <style:style style:name="T77" style:family="text">
      <style:text-properties fo:font-variant="normal" fo:text-transform="none" fo:color="#c65d09" style:font-name="monospace" fo:letter-spacing="normal" fo:font-style="normal" fo:font-weight="normal" style:font-weight-asian="normal" style:font-weight-complex="normal"/>
    </style:style>
    <style:style style:name="T78" style:family="text">
      <style:text-properties fo:font-variant="normal" fo:text-transform="none" fo:color="#666666" style:font-name="monospace" fo:letter-spacing="normal" fo:font-style="normal" fo:font-weight="normal" style:font-weight-asian="normal" style:font-weight-complex="normal"/>
    </style:style>
    <style:style style:name="T79" style:family="text">
      <style:text-properties fo:font-variant="normal" fo:text-transform="none" fo:color="#666666" style:font-name="Lucida Grande" fo:letter-spacing="normal" fo:font-style="normal" fo:font-weight="normal" officeooo:rsid="000fd3fe"/>
    </style:style>
    <style:style style:name="T80" style:family="text">
      <style:text-properties fo:font-variant="normal" fo:text-transform="none" fo:color="#208050" style:font-name="monospace" fo:letter-spacing="normal" fo:font-style="normal" fo:font-weight="normal" style:font-weight-asian="normal" style:font-weight-complex="normal"/>
    </style:style>
    <style:style style:name="T81" style:family="text">
      <style:text-properties fo:font-variant="normal" fo:text-transform="none" fo:color="#208050" style:font-name="Lucida Grande" fo:letter-spacing="normal" fo:font-style="normal" fo:font-weight="normal" officeooo:rsid="000fd3fe"/>
    </style:style>
    <style:style style:name="T82" style:family="text">
      <style:text-properties fo:font-variant="normal" fo:text-transform="none" fo:color="#ff0000" style:font-name="Lucida Grande" fo:font-size="9pt" fo:letter-spacing="normal" fo:font-style="normal" fo:font-weight="normal" officeooo:rsid="000fd3fe" style:font-size-asian="9pt" style:font-size-complex="9pt"/>
    </style:style>
    <style:style style:name="T83" style:family="text">
      <style:text-properties fo:font-variant="normal" fo:text-transform="none" fo:color="#ff0000" style:font-name="monospace" fo:font-size="9pt" fo:letter-spacing="normal" fo:font-style="normal" fo:font-weight="normal" officeooo:rsid="000fd3fe" fo:background-color="#ecf0f3" loext:char-shading-value="0" style:font-size-asian="9pt" style:font-size-complex="9pt" loext:padding="0in" loext:border="none"/>
    </style:style>
    <style:style style:name="T84" style:family="text">
      <style:text-properties fo:font-variant="normal" fo:text-transform="none" fo:color="#00a933" style:font-name="Lucida Grande" fo:letter-spacing="normal" fo:font-style="normal" fo:font-weight="bold" officeooo:rsid="000fd3fe" fo:background-color="transparent" loext:char-shading-value="0" style:font-name-asian="Droid Sans Fallback" style:font-weight-asian="bold" style:font-name-complex="Noto Sans Devanagari" style:font-weight-complex="bold" loext:padding="0in" loext:border="none"/>
    </style:style>
    <style:style style:name="T85" style:family="text">
      <style:text-properties fo:font-variant="normal" fo:text-transform="none" fo:color="#00a933" style:font-name="Lucida Grande" fo:letter-spacing="normal" fo:font-style="normal" fo:font-weight="bold" officeooo:rsid="000fd3fe" style:font-name-asian="Droid Sans Fallback" style:font-weight-asian="bold" style:font-name-complex="Noto Sans Devanagari" style:font-weight-complex="bold"/>
    </style:style>
    <style:style style:name="T86" style:family="text">
      <style:text-properties style:text-line-through-style="none" style:text-line-through-type="none" style:text-underline-style="none" officeooo:rsid="000d97a8" style:text-blinking="false" style:font-size-asian="9pt" style:font-size-complex="9pt"/>
    </style:style>
    <style:style style:name="T87" style:family="text">
      <style:text-properties style:text-line-through-style="none" style:text-line-through-type="none" style:text-underline-style="none" style:text-blinking="false" fo:background-color="transparent" loext:char-shading-value="0" loext:padding="0in" loext:border="none"/>
    </style:style>
    <style:style style:name="T88" style:family="text">
      <style:text-properties officeooo:rsid="000d97a8" style:font-size-asian="9pt" style:font-size-complex="9pt"/>
    </style:style>
    <style:style style:name="T89" style:family="text">
      <style:text-properties officeooo:rsid="0010f2e6"/>
    </style:style>
    <style:style style:name="T90" style:family="text">
      <style:text-properties officeooo:rsid="0015cf41"/>
    </style:style>
    <style:style style:name="T91" style:family="text">
      <style:text-properties fo:color="#0e84b5" fo:font-weight="bold"/>
    </style:style>
    <style:style style:name="T92" style:family="text">
      <style:text-properties fo:color="#06287e"/>
    </style:style>
    <style:style style:name="T93" style:family="text">
      <style:text-properties officeooo:rsid="0020e33b"/>
    </style:style>
    <style:style style:name="T94" style:family="text">
      <style:text-properties officeooo:rsid="001d8e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My Python Keynotes</text:p>
      <text:p text:style-name="P1"/>
      <text:p text:style-name="P36"><text:span text:style-name="T1">print</text:span>(<text:span text:style-name="T10">"""</text:span><text:span text:style-name="T11">\</text:span></text:p>
      <text:p text:style-name="P55">Usage: thingy [OPTIONS]</text:p>
      <text:p text:style-name="P56"><text:s text:c="5"/><text:span text:style-name="T19">-h <text:s text:c="23"/>Display this usage message</text:span></text:p>
      <text:p text:style-name="P56"><text:s text:c="5"/><text:span text:style-name="T19">-H hostname <text:s text:c="14"/>Hostname to connect to</text:span></text:p>
      <text:p text:style-name="P36"><text:span text:style-name="T10">"""</text:span>)</text:p>
      <text:p text:style-name="P9"><text:tab/></text:p>
      <text:p text:style-name="P9"><text:tab/>\ <text:s/>=&gt; prevents auto-newline</text:p>
      <text:p text:style-name="P9"/>
      <text:p text:style-name="P48"><text:span text:style-name="T25">&gt;&gt;&gt; word </text:span><text:span text:style-name="T33">=</text:span><text:span text:style-name="T25"> </text:span><text:span text:style-name="T13">'Python'</text:span></text:p>
      <text:p text:style-name="P49"><text:span text:style-name="T22">&gt;&gt;&gt; </text:span>word[<text:span text:style-name="T38">5</text:span>] <text:s/><text:span text:style-name="T45"># character in position 5</text:span></text:p>
      <text:p text:style-name="P50">'n’</text:p>
      <text:p text:style-name="P50"><text:span text:style-name="T22">&gt;&gt;&gt; </text:span>word[<text:span text:style-name="T31">-</text:span><text:span text:style-name="T38">2</text:span>] <text:s/><text:span text:style-name="T45"># second-last character</text:span></text:p>
      <text:p text:style-name="P50">'o'</text:p>
      <text:p text:style-name="P49"><text:span text:style-name="T22">&gt;&gt;&gt; </text:span>word[<text:span text:style-name="T31">-</text:span><text:span text:style-name="T38">6</text:span>]</text:p>
      <text:p text:style-name="P48">'P'</text:p>
      <text:p text:style-name="P8"><text:tab/></text:p>
      <text:p text:style-name="P8"><text:tab/>Note that since -0 is the same as 0, negative indices start from -1.</text:p>
      <text:p text:style-name="P8"/>
      <text:p text:style-name="P35"><text:span text:style-name="T22">&gt;&gt;&gt; </text:span>word[<text:span text:style-name="T38">0</text:span>:<text:span text:style-name="T38">2</text:span>] <text:s/><text:span text:style-name="T45"># characters from position 0 (included) to 2 (excluded)</text:span></text:p>
      <text:p text:style-name="P36">'Py'</text:p>
      <text:p text:style-name="P36"><text:span text:style-name="T22">&gt;&gt;&gt; </text:span>word[<text:span text:style-name="T38">2</text:span>:<text:span text:style-name="T38">5</text:span>] <text:s/><text:span text:style-name="T45"># characters from position 2 (included) to 5 (excluded)</text:span></text:p>
      <text:p text:style-name="P36">'tho'</text:p>
      <text:p text:style-name="P2"><text:tab/></text:p>
      <text:p text:style-name="P2"><text:tab/>Slice indices have useful defaults; an omitted first index defaults to zero, an omitted second index defaults to the size of the string being sliced</text:p>
      <text:p text:style-name="P3"/>
      <text:p text:style-name="P5"><text:span text:style-name="T88"><text:tab/>Python strings cannot be changed — they are </text:span><text:a xlink:type="simple" xlink:href="https://docs.python.org/3/glossary.html#term-immutable" text:style-name="Internet_20_link" text:visited-style-name="Visited_20_Internet_20_Link"><text:span text:style-name="T86">immutable</text:span></text:a><text:span text:style-name="T88">. Therefore, assigning to an indexed position in the string results in an error.If you need a different string, you should create a new one:</text:span></text:p>
      <text:p text:style-name="P4"/>
      <text:p text:style-name="P38"><text:span text:style-name="T23">&gt;&gt;&gt; </text:span><text:span text:style-name="T12">'J'</text:span><text:span text:style-name="T20"> </text:span><text:span text:style-name="T32">+</text:span><text:span text:style-name="T20"> word[</text:span><text:span text:style-name="T39">1</text:span><text:span text:style-name="T20">:]</text:span></text:p>
      <text:p text:style-name="P38">'Jython'</text:p>
      <text:p text:style-name="P38"><text:span text:style-name="T22">&gt;&gt;&gt; </text:span>word[:<text:span text:style-name="T38">2</text:span>] <text:span text:style-name="T31">+</text:span> <text:span text:style-name="T10">'py'</text:span></text:p>
      <text:p text:style-name="P36">'Pypy'</text:p>
      <text:p text:style-name="P30"/>
      <text:p text:style-name="P31">Lists</text:p>
      <text:p text:style-name="P22"/>
      <text:p text:style-name="P62"><text:span text:style-name="T77">&gt;&gt;&gt; </text:span><text:span text:style-name="T76">squares</text:span><text:span text:style-name="T77"> </text:span><text:span text:style-name="T78">=</text:span><text:span text:style-name="T77"> [</text:span><text:span text:style-name="T80">1</text:span><text:span text:style-name="T77">, </text:span><text:span text:style-name="T80">4</text:span><text:span text:style-name="T77">, </text:span><text:span text:style-name="T80">9</text:span><text:span text:style-name="T77">, </text:span><text:span text:style-name="T80">16</text:span><text:span text:style-name="T77">, </text:span><text:span text:style-name="T80">25</text:span><text:span text:style-name="T77">]</text:span></text:p>
      <text:p text:style-name="P37"><text:span text:style-name="T22">&gt;&gt;&gt; </text:span>squares[<text:span text:style-name="T38">0</text:span>] <text:s/><text:span text:style-name="T45"># indexing returns the item</text:span></text:p>
      <text:p text:style-name="P36">1</text:p>
      <text:p text:style-name="P36"><text:span text:style-name="T22">&gt;&gt;&gt; </text:span>squares[<text:span text:style-name="T31">-</text:span><text:span text:style-name="T38">1</text:span>]</text:p>
      <text:p text:style-name="P36">25</text:p>
      <text:p text:style-name="P36"><text:span text:style-name="T22">&gt;&gt;&gt; </text:span>squares[<text:span text:style-name="T31">-</text:span><text:span text:style-name="T38">3</text:span>:] <text:s/><text:span text:style-name="T45"># slicing returns a new list</text:span></text:p>
      <text:p text:style-name="P36">[9, 16, 25]</text:p>
      <text:p text:style-name="P36"><text:span text:style-name="T22">&gt;&gt;&gt; </text:span>squares <text:span text:style-name="T31">+</text:span> [<text:span text:style-name="T38">36</text:span>, <text:span text:style-name="T38">49</text:span>, <text:span text:style-name="T38">64</text:span>, <text:span text:style-name="T38">81</text:span>, <text:span text:style-name="T38">100</text:span>] <text:span text:style-name="T46"># concatenation is supported</text:span></text:p>
      <text:p text:style-name="P36">[1, 4, 9, 16, 25, 36, 49, 64, 81, 100]</text:p>
      <text:p text:style-name="P23"><text:tab/></text:p>
      <text:p text:style-name="P23"><text:span text:style-name="T60"><text:tab/>append() can be used (e.g. cubes</text:span><text:span text:style-name="T79">.</text:span><text:span text:style-name="T60">append(</text:span><text:span text:style-name="T81">216</text:span><text:span text:style-name="T60">)</text:span></text:p>
      <text:p text:style-name="P11"/>
      <text:p text:style-name="P36"><text:span text:style-name="T22">&gt;&gt;&gt; </text:span>x <text:span text:style-name="T89">= </text:span>[['a', 'b', 'c'], [1, 2, 3]]</text:p>
      <text:p text:style-name="P12"/>
      <text:p text:style-name="P12"/>
      <text:p text:style-name="P12"/>
      <text:p text:style-name="P12"/>
      <text:p text:style-name="P12"/>
      <text:p text:style-name="P12"/>
      <text:p text:style-name="P12"/>
      <text:p text:style-name="P12"/>
      <text:h text:style-name="P65" text:outline-level="2"><text:soft-page-break/>First Steps Towards Programming</text:h>
      <text:p text:style-name="P19"/>
      <text:p text:style-name="P52"><text:span text:style-name="T30">&gt;&gt;&gt; </text:span><text:span text:style-name="T47"># Fibonacci series:</text:span></text:p>
      <text:p text:style-name="P36"><text:span text:style-name="T22">... </text:span><text:span text:style-name="T45"># the sum of two elements defines the next</text:span></text:p>
      <text:p text:style-name="P36"><text:span text:style-name="T22">... </text:span>a, b <text:span text:style-name="T31">=</text:span> <text:span text:style-name="T38">0</text:span>, <text:span text:style-name="T38">1</text:span></text:p>
      <text:p text:style-name="P36"><text:span text:style-name="T22">&gt;&gt;&gt; </text:span><text:span text:style-name="T2">while</text:span> a <text:span text:style-name="T31">&lt;</text:span> <text:span text:style-name="T38">10</text:span>:</text:p>
      <text:p text:style-name="P36"><text:span text:style-name="T22">... </text:span><text:s text:c="4"/><text:span text:style-name="T1">print</text:span>(a)</text:p>
      <text:p text:style-name="P36"><text:span text:style-name="T22">... </text:span><text:s text:c="4"/>a, b <text:span text:style-name="T31">=</text:span> b, a<text:span text:style-name="T31">+</text:span>b</text:p>
      <text:p text:style-name="P17"/>
      <text:p text:style-name="P22"><text:span text:style-name="T71"><text:tab/></text:span><text:span text:style-name="T60">The first line contains a </text:span><text:span text:style-name="Emphasis"><text:span text:style-name="T66">multiple assignment</text:span></text:span><text:span text:style-name="T60">: the variables </text:span><text:span text:style-name="Source_20_Text"><text:span text:style-name="T67">a</text:span></text:span><text:span text:style-name="Source_20_Text"><text:span text:style-name="T62"> </text:span></text:span><text:span text:style-name="T60">and </text:span><text:span text:style-name="Source_20_Text"><text:span text:style-name="T67">b</text:span></text:span><text:span text:style-name="Source_20_Text"><text:span text:style-name="T62"> </text:span></text:span><text:span text:style-name="T60">simultaneously get the new values 0 and 1. On the last line this is used again, demonstrating that the expressions on the right-hand side are all evaluated first before any of the assignments take place. The right-hand side expressions are evaluated from the left to the right.</text:span></text:p>
      <text:p text:style-name="P10"><text:tab/></text:p>
      <text:p text:style-name="P10"><text:tab/>When a compound statement is entered interactively, it must be followed by a blank line to indicate completion (since the parser cannot guess when you have typed the last line).</text:p>
      <text:p text:style-name="P21"/>
      <text:p text:style-name="P39"><text:span text:style-name="T27">&gt;&gt;&gt; </text:span><text:span text:style-name="T52">a, b </text:span><text:span text:style-name="T35">=</text:span><text:span text:style-name="T52"> </text:span><text:span text:style-name="T41">0</text:span><text:span text:style-name="T52">, </text:span><text:span text:style-name="T41">1</text:span></text:p>
      <text:p text:style-name="P34"><text:span text:style-name="T22">&gt;&gt;&gt; </text:span><text:span text:style-name="T2">while</text:span> a <text:span text:style-name="T31">&lt;</text:span> <text:span text:style-name="T38">1000</text:span>:</text:p>
      <text:p text:style-name="P34"><text:span text:style-name="T22">... </text:span><text:s text:c="4"/><text:span text:style-name="T1">print</text:span>(a, end<text:span text:style-name="T31">=</text:span><text:span text:style-name="T10">','</text:span>)</text:p>
      <text:p text:style-name="P34"><text:span text:style-name="T22">... </text:span><text:s text:c="4"/>a, b <text:span text:style-name="T31">=</text:span> b, a<text:span text:style-name="T31">+</text:span>b</text:p>
      <text:p text:style-name="P57">...</text:p>
      <text:p text:style-name="P34">0,1,1,2,3,5,8,13,21,34,55,89,144,233,377,610,987,</text:p>
      <text:p text:style-name="P13"><text:tab/></text:p>
      <text:p text:style-name="P29"><text:span text:style-name="T58"><text:tab/></text:span><text:span text:style-name="T82">Since </text:span><text:span text:style-name="Source_20_Text"><text:span text:style-name="T83">**</text:span></text:span><text:span text:style-name="T82"> has higher precedence than </text:span><text:span text:style-name="Source_20_Text"><text:span text:style-name="T83">-</text:span></text:span><text:span text:style-name="T82">, </text:span><text:span text:style-name="Source_20_Text"><text:span text:style-name="T83">-3**2</text:span></text:span><text:span text:style-name="T82"> will be interpreted as </text:span><text:span text:style-name="Source_20_Text"><text:span text:style-name="T83">-(3**2)</text:span></text:span><text:span text:style-name="T82"> and thus result in </text:span><text:span text:style-name="Source_20_Text"><text:span text:style-name="T83">-9</text:span></text:span><text:span text:style-name="T82">. To avoid this and get </text:span><text:span text:style-name="Source_20_Text"><text:span text:style-name="T83">9</text:span></text:span><text:span text:style-name="T82">, you can use </text:span><text:span text:style-name="Source_20_Text"><text:span text:style-name="T83">(-3)**2</text:span></text:span><text:span text:style-name="T82">.</text:span></text:p>
      <text:p text:style-name="P10"/>
      <text:h text:style-name="P68" text:outline-level="1">Control Flow Tools</text:h>
      <text:p text:style-name="P10"/>
      <text:p text:style-name="P40"><text:span text:style-name="T28">&gt;&gt;&gt; </text:span><text:span text:style-name="T48"># Measure some strings:</text:span></text:p>
      <text:p text:style-name="P32"><text:span text:style-name="T22">... </text:span>words <text:span text:style-name="T31">=</text:span> [<text:span text:style-name="T10">'cat'</text:span>, <text:span text:style-name="T10">'window'</text:span>, <text:span text:style-name="T10">'defenestrate'</text:span>]</text:p>
      <text:p text:style-name="P32"><text:span text:style-name="T22">&gt;&gt;&gt; </text:span><text:span text:style-name="T2">for</text:span> w <text:span text:style-name="T2">in</text:span> words:</text:p>
      <text:p text:style-name="P32"><text:span text:style-name="T22">... </text:span><text:s text:c="4"/><text:span text:style-name="T1">print</text:span>(w, <text:span text:style-name="T1">len</text:span>(w))</text:p>
      <text:p text:style-name="P58">...</text:p>
      <text:p text:style-name="P32">cat 3</text:p>
      <text:p text:style-name="P32">window 6</text:p>
      <text:p text:style-name="P32">defenestrate 12</text:p>
      <text:p text:style-name="P13"><text:tab/></text:p>
      <text:p text:style-name="P24"><text:span text:style-name="T60"><text:tab/></text:span><text:span text:style-name="T63">I</text:span><text:span text:style-name="T60">f you need to modify the sequence you are iterating over while inside the loop (for example to duplicate selected items), it is recommended that you first make a copy. Iterating over a sequence does not implicitly make a copy. The slice notation makes this especially convenient:</text:span></text:p>
      <text:p text:style-name="P20"/>
      <text:p text:style-name="P51"><text:span text:style-name="T27">&gt;&gt;&gt; </text:span><text:span text:style-name="T5">for</text:span><text:span text:style-name="T52"> w </text:span><text:span text:style-name="T5">in</text:span><text:span text:style-name="T52"> words[:]: <text:s/></text:span><text:span text:style-name="T48"># Loop over a slice copy of the entire list.</text:span></text:p>
      <text:p text:style-name="P47"><text:span text:style-name="T22">... </text:span><text:s text:c="4"/><text:span text:style-name="T2">if</text:span> <text:span text:style-name="T1">len</text:span>(w) <text:span text:style-name="T31">&gt;</text:span> <text:span text:style-name="T38">6</text:span>:</text:p>
      <text:p text:style-name="P47"><text:span text:style-name="T22">... </text:span><text:s text:c="8"/>words<text:span text:style-name="T31">.</text:span>insert(<text:span text:style-name="T38">0</text:span>, w)</text:p>
      <text:p text:style-name="P59">...</text:p>
      <text:p text:style-name="P47"><text:span text:style-name="T22">&gt;&gt;&gt; </text:span>words</text:p>
      <text:p text:style-name="P47">['defenestrate', 'cat', 'window', 'defenestrate']</text:p>
      <text:p text:style-name="P28"><text:span text:style-name="T57"><text:tab/>With </text:span><text:span text:style-name="Source_20_Text"><text:span text:style-name="T69">for w in words:</text:span></text:span><text:span text:style-name="T57">, the example would attempt to create an infinite list, inserting </text:span><text:span text:style-name="Source_20_Text"><text:span text:style-name="T69">defenestrate </text:span></text:span><text:span text:style-name="T57">over and over again.</text:span></text:p>
      <text:p text:style-name="P14"/>
      <text:p text:style-name="P44"><text:span text:style-name="T29">&gt;&gt;&gt; </text:span><text:span text:style-name="T6">for</text:span><text:span text:style-name="T53"> i </text:span><text:span text:style-name="T6">in</text:span><text:span text:style-name="T53"> </text:span><text:span text:style-name="T6">range</text:span><text:span text:style-name="T53">(</text:span><text:span text:style-name="T42">5</text:span><text:span text:style-name="T53">):</text:span></text:p>
      <text:p text:style-name="P33"><text:span text:style-name="T24">... </text:span><text:span text:style-name="T1">print</text:span>(i, <text:span text:style-name="T90">end=</text:span><text:span text:style-name="T15">” “</text:span>)</text:p>
      <text:p text:style-name="P60"><text:soft-page-break/>...</text:p>
      <text:p text:style-name="P32">0 1 2 3 4</text:p>
      <text:p text:style-name="P15"/>
      <text:p text:style-name="P53"><text:span text:style-name="T7">range</text:span><text:span text:style-name="T54">(</text:span><text:span text:style-name="T43">5</text:span><text:span text:style-name="T54">, </text:span><text:span text:style-name="T43">10</text:span><text:span text:style-name="T54">)</text:span> <text:s/></text:p>
      <text:p text:style-name="P53"><text:span text:style-name="T44"><text:s text:c="3"/>5</text:span><text:span text:style-name="T19">, </text:span><text:span text:style-name="T44">6</text:span><text:span text:style-name="T19">, </text:span><text:span text:style-name="T44">7</text:span><text:span text:style-name="T19">, </text:span><text:span text:style-name="T44">8</text:span><text:span text:style-name="T19">, </text:span><text:span text:style-name="T44">9</text:span></text:p>
      <text:p text:style-name="P61"/>
      <text:p text:style-name="P32"><text:span text:style-name="T1">range</text:span>(<text:span text:style-name="T38">0</text:span>, <text:span text:style-name="T38">10</text:span>, <text:span text:style-name="T38">3</text:span>)</text:p>
      <text:p text:style-name="P54"><text:s text:c="3"/><text:span text:style-name="T44">0</text:span><text:span text:style-name="T19">, </text:span><text:span text:style-name="T44">3</text:span><text:span text:style-name="T19">, </text:span><text:span text:style-name="T44">6</text:span><text:span text:style-name="T19">, </text:span><text:span text:style-name="T44">9</text:span></text:p>
      <text:p text:style-name="P61"/>
      <text:p text:style-name="P32"><text:span text:style-name="T1">range</text:span>(<text:span text:style-name="T31">-</text:span><text:span text:style-name="T38">10</text:span>, <text:span text:style-name="T31">-</text:span><text:span text:style-name="T38">100</text:span>, <text:span text:style-name="T31">-</text:span><text:span text:style-name="T38">30</text:span>)</text:p>
      <text:p text:style-name="P54"><text:s text:c="2"/><text:span text:style-name="T37">-</text:span><text:span text:style-name="T44">10</text:span><text:span text:style-name="T19">, </text:span><text:span text:style-name="T37">-</text:span><text:span text:style-name="T44">40</text:span><text:span text:style-name="T19">, </text:span><text:span text:style-name="T37">-</text:span><text:span text:style-name="T44">70</text:span></text:p>
      <text:p text:style-name="P63"/>
      <text:p text:style-name="P41"><text:span text:style-name="T26">&gt;&gt;&gt; </text:span><text:span text:style-name="T49">a </text:span><text:span text:style-name="T34">=</text:span><text:span text:style-name="T49"> [</text:span><text:span text:style-name="T14">'Mary'</text:span><text:span text:style-name="T49">, </text:span><text:span text:style-name="T14">'had'</text:span><text:span text:style-name="T49">, </text:span><text:span text:style-name="T14">'a'</text:span><text:span text:style-name="T49">, </text:span><text:span text:style-name="T14">'little'</text:span><text:span text:style-name="T49">, </text:span><text:span text:style-name="T14">'lamb'</text:span><text:span text:style-name="T49">]</text:span></text:p>
      <text:p text:style-name="P45"><text:span text:style-name="T21">&gt;&gt;&gt; </text:span><text:span text:style-name="T1">for</text:span> i <text:span text:style-name="T1">in</text:span> <text:span text:style-name="T1">range</text:span>(<text:span text:style-name="T1">len</text:span>(a)):</text:p>
      <text:p text:style-name="P32"><text:span text:style-name="T22">... </text:span><text:s text:c="4"/><text:span text:style-name="T1">print</text:span>(i, a[i])</text:p>
      <text:p text:style-name="P58">...</text:p>
      <text:p text:style-name="P32">0 Mary</text:p>
      <text:p text:style-name="P32">1 had</text:p>
      <text:p text:style-name="P32">2 a</text:p>
      <text:p text:style-name="P32">3 little</text:p>
      <text:p text:style-name="P32">4 lamb</text:p>
      <text:p text:style-name="P15"><text:tab/>A strange thing happens if you just print a range:</text:p>
      <text:p text:style-name="P47"><text:span text:style-name="T22">&gt;&gt;&gt; </text:span><text:span text:style-name="T1">print</text:span>(<text:span text:style-name="T1">range</text:span>(<text:span text:style-name="T38">10</text:span>))</text:p>
      <text:p text:style-name="P47">range(0, 10)</text:p>
      <text:p text:style-name="P28"><text:span text:style-name="T57"><text:tab/>In many ways the object returned by </text:span><text:a xlink:type="simple" xlink:href="https://docs.python.org/3/library/stdtypes.html#range" text:style-name="Internet_20_link" text:visited-style-name="Visited_20_Internet_20_Link"><text:span text:style-name="Source_20_Text"><text:span text:style-name="T75">range()</text:span></text:span></text:a><text:span text:style-name="T57"> behaves as if it is a list, but in fact it isn’t. It is an object which returns the successive items of the desired sequence when you iterate over it, but it doesn’t really make the list, thus saving space.</text:span></text:p>
      <text:p text:style-name="P28"><text:span text:style-name="T57"><text:tab/>We say such an object is </text:span><text:span text:style-name="Emphasis"><text:span text:style-name="T57">iterable</text:span></text:span><text:span text:style-name="T57">, that is, suitable as a target for functions and constructs that expect something from which they can obtain successive items until the supply is exhausted. We have seen that the </text:span><text:a xlink:type="simple" xlink:href="https://docs.python.org/3/reference/compound_stmts.html#for" text:style-name="Internet_20_link" text:visited-style-name="Visited_20_Internet_20_Link"><text:span text:style-name="Source_20_Text"><text:span text:style-name="T75">for</text:span></text:span></text:a><text:span text:style-name="T57"> statement is such an </text:span><text:span text:style-name="Emphasis"><text:span text:style-name="T57">iterator</text:span></text:span><text:span text:style-name="T57">. The function </text:span><text:a xlink:type="simple" xlink:href="https://docs.python.org/3/library/stdtypes.html#list" text:style-name="Internet_20_link" text:visited-style-name="Visited_20_Internet_20_Link"><text:span text:style-name="Source_20_Text"><text:span text:style-name="T75">list()</text:span></text:span></text:a><text:span text:style-name="T57"> is another; it creates lists from iterables:</text:span></text:p>
      <text:p text:style-name="P47"><text:span text:style-name="T22">&gt;&gt;&gt; </text:span><text:span text:style-name="T1">list</text:span>(<text:span text:style-name="T1">range</text:span>(<text:span text:style-name="T38">5</text:span>))</text:p>
      <text:p text:style-name="P47">[0, 1, 2, 3, 4]</text:p>
      <text:p text:style-name="P16"><text:tab/></text:p>
      <text:p text:style-name="P26"><text:span text:style-name="T59"><text:tab/>a loop’s </text:span><text:span text:style-name="Source_20_Text"><text:span text:style-name="T68">else</text:span></text:span><text:span text:style-name="T59"> </text:span><text:span text:style-name="T64">c</text:span><text:span text:style-name="T59">lause runs when no </text:span><text:span text:style-name="Source_20_Text"><text:span text:style-name="T68">break</text:span></text:span><text:span text:style-name="T59"> occurs:</text:span></text:p>
      <text:p text:style-name="P15"/>
      <text:p text:style-name="P42"><text:span text:style-name="T26">&gt;&gt;&gt; </text:span><text:span text:style-name="T3">for</text:span><text:span text:style-name="T49"> n </text:span><text:span text:style-name="T3">in</text:span><text:span text:style-name="T49"> </text:span><text:span text:style-name="T3">range</text:span><text:span text:style-name="T49">(</text:span><text:span text:style-name="T40">2</text:span><text:span text:style-name="T49">, </text:span><text:span text:style-name="T40">10</text:span><text:span text:style-name="T49">):</text:span></text:p>
      <text:p text:style-name="P46"><text:span text:style-name="T21">... </text:span><text:s text:c="4"/><text:span text:style-name="T1">for</text:span> x <text:span text:style-name="T1">in</text:span> <text:span text:style-name="T1">range</text:span>(<text:span text:style-name="T38">2</text:span>, n):</text:p>
      <text:p text:style-name="P45"><text:span text:style-name="T21">... </text:span><text:s text:c="8"/><text:span text:style-name="T1">if</text:span> n <text:span text:style-name="T31">%</text:span> x <text:span text:style-name="T31">==</text:span> <text:span text:style-name="T38">0</text:span>:</text:p>
      <text:p text:style-name="P45"><text:span text:style-name="T21">... </text:span><text:s text:c="12"/><text:span text:style-name="T1">print</text:span>(n, <text:span text:style-name="T10">'equals'</text:span>, x, <text:span text:style-name="T10">'*'</text:span>, n<text:span text:style-name="T31">//</text:span>x)</text:p>
      <text:p text:style-name="P45"><text:span text:style-name="T21">... </text:span><text:s text:c="12"/><text:span text:style-name="T1">break</text:span></text:p>
      <text:p text:style-name="P45"><text:span text:style-name="T21">... </text:span><text:s text:c="4"/><text:span text:style-name="T1">else</text:span>:</text:p>
      <text:p text:style-name="P45"><text:span text:style-name="T21">... </text:span><text:s text:c="8"/><text:span text:style-name="T45"># loop fell through without finding a factor</text:span></text:p>
      <text:p text:style-name="P45"><text:span text:style-name="T21">... </text:span><text:s text:c="8"/><text:span text:style-name="T1">print</text:span>(n, <text:span text:style-name="T10">'is a prime number'</text:span>)</text:p>
      <text:p text:style-name="P60"><text:soft-page-break/>...</text:p>
      <text:p text:style-name="P45">2 is a prime number</text:p>
      <text:p text:style-name="P45">3 is a prime number</text:p>
      <text:p text:style-name="P45">4 equals 2 * 2</text:p>
      <text:p text:style-name="P45">5 is a prime number</text:p>
      <text:p text:style-name="P45">6 equals 2 * 3</text:p>
      <text:p text:style-name="P45">7 is a prime number</text:p>
      <text:p text:style-name="P45">8 equals 2 * 4</text:p>
      <text:p text:style-name="P32">9 equals 3 * 3</text:p>
      <text:p text:style-name="P15"/>
      <text:h text:style-name="P66" text:outline-level="2"><text:span text:style-name="Source_20_Text"><text:span text:style-name="T84">pass </text:span></text:span><text:span text:style-name="T85">Statements</text:span></text:h>
      <text:p text:style-name="P27"><text:span text:style-name="T61"><text:tab/>The </text:span><text:a xlink:type="simple" xlink:href="https://docs.python.org/3/reference/simple_stmts.html#pass" text:style-name="Internet_20_link" text:visited-style-name="Visited_20_Internet_20_Link"><text:span text:style-name="Source_20_Text"><text:span text:style-name="T74">pass</text:span></text:span></text:a><text:span text:style-name="T61"> statement does nothing. It can be used when a statement is required syntactically but the program requires no action. For example:</text:span></text:p>
      <text:p text:style-name="P15"/>
      <text:p text:style-name="P47"><text:span text:style-name="T22">&gt;&gt;&gt; </text:span><text:span text:style-name="T2">while</text:span> <text:span text:style-name="T2">True</text:span>:</text:p>
      <text:p text:style-name="P47"><text:span text:style-name="T22">... </text:span><text:s text:c="4"/><text:span text:style-name="T2">pass</text:span> <text:s/><text:span text:style-name="T45"># Busy-wait for keyboard interrupt (Ctrl+C)</text:span></text:p>
      <text:p text:style-name="P59">...</text:p>
      <text:p text:style-name="P7"><text:tab/></text:p>
      <text:p text:style-name="P7"><text:tab/>This is commonly used for creating minimal classes:</text:p>
      <text:p text:style-name="P6"/>
      <text:p text:style-name="P47"><text:span text:style-name="T22">&gt;&gt;&gt; </text:span><text:span text:style-name="T2">class</text:span> <text:span text:style-name="T91">MyEmptyClass</text:span>:</text:p>
      <text:p text:style-name="P47"><text:span text:style-name="T22">... </text:span><text:s text:c="4"/><text:span text:style-name="T2">pass</text:span></text:p>
      <text:p text:style-name="P59">...</text:p>
      <text:p text:style-name="P6"/>
      <text:p text:style-name="P28"><text:span text:style-name="T57"><text:tab/>Another place </text:span><text:a xlink:type="simple" xlink:href="https://docs.python.org/3/reference/simple_stmts.html#pass" text:style-name="Internet_20_link" text:visited-style-name="Visited_20_Internet_20_Link"><text:span text:style-name="Source_20_Text"><text:span text:style-name="T75">pass</text:span></text:span></text:a><text:span text:style-name="T57"> can be used is as a place-holder for a function or conditional body when you are working on new code, allowing you to keep thinking at a more abstract level. The </text:span><text:span text:style-name="Source_20_Text"><text:span text:style-name="T70">pass</text:span></text:span><text:span text:style-name="T57"> is silently ignored:</text:span></text:p>
      <text:p text:style-name="P6"/>
      <text:p text:style-name="P47"><text:span text:style-name="T22">&gt;&gt;&gt; </text:span><text:span text:style-name="T2">def</text:span> <text:span text:style-name="T92">initlog</text:span>(<text:span text:style-name="T31">*</text:span>args):</text:p>
      <text:p text:style-name="P47"><text:span text:style-name="T22">... </text:span><text:s text:c="4"/><text:span text:style-name="T2">pass</text:span> <text:s text:c="2"/><text:span text:style-name="T45"># Remember to implement this!</text:span></text:p>
      <text:h text:style-name="P64" text:outline-level="2"/>
      <text:h text:style-name="P64" text:outline-level="2">Defining Functions</text:h>
      <text:p text:style-name="P18"/>
      <text:p text:style-name="P43"><text:span text:style-name="T21">&gt;&gt;&gt; </text:span><text:span text:style-name="T1">def</text:span><text:span text:style-name="T21"> </text:span><text:span text:style-name="T92">fib</text:span><text:span text:style-name="T21">(n): <text:s text:c="3"/></text:span><text:span text:style-name="T45"># write Fibonacci series up to n</text:span></text:p>
      <text:p text:style-name="P32"><text:span text:style-name="T22">... </text:span><text:s text:c="4"/><text:span text:style-name="T16">"""Print a Fibonacci series up to n."""</text:span></text:p>
      <text:p text:style-name="P32"><text:span text:style-name="T22">... </text:span><text:s text:c="4"/>a, b <text:span text:style-name="T31">=</text:span> <text:span text:style-name="T38">0</text:span>, <text:span text:style-name="T38">1</text:span></text:p>
      <text:p text:style-name="P32"><text:span text:style-name="T22">... </text:span><text:s text:c="4"/><text:span text:style-name="T8">while</text:span> a <text:span text:style-name="T31">&lt;</text:span> n:</text:p>
      <text:p text:style-name="P32"><text:span text:style-name="T22">... </text:span><text:s text:c="8"/><text:span text:style-name="T1">print</text:span>(a, end<text:span text:style-name="T31">=</text:span><text:span text:style-name="T10">' '</text:span>)</text:p>
      <text:p text:style-name="P32"><text:span text:style-name="T22">... </text:span><text:s text:c="8"/>a, b <text:span text:style-name="T31">=</text:span> b, a<text:span text:style-name="T31">+</text:span>b</text:p>
      <text:p text:style-name="P32"><text:span text:style-name="T22">... </text:span><text:s text:c="4"/><text:span text:style-name="T1">print</text:span>()</text:p>
      <text:p text:style-name="P58">...</text:p>
      <text:p text:style-name="P32"><text:span text:style-name="T22">&gt;&gt;&gt; </text:span><text:span text:style-name="T45"># Now call the function we just defined:</text:span></text:p>
      <text:p text:style-name="P32"><text:span text:style-name="T22">... </text:span>fib(<text:span text:style-name="T38">2000</text:span>)</text:p>
      <text:p text:style-name="P32">0 1 1 2 3 5 8 13 21 34 55 89 144 233 377 610 987 1597</text:p>
      <text:p text:style-name="P25"><text:soft-page-break/><text:span text:style-name="T55"><text:tab/></text:span><text:span text:style-name="T59">The first statement of the function body can optionally be a string literal; this string literal is the function’s documentation string, or </text:span><text:span text:style-name="Emphasis"><text:span text:style-name="T59">docstring</text:span></text:span><text:span text:style-name="T59">. There are tools which use docstrings to automatically produce online or printed documentation, or to let the user interactively browse through code; it’s good practice to include docstrings in code that you write, so make a habit of it.</text:span></text:p>
      <text:p text:style-name="P15"/>
      <text:p text:style-name="P25"><text:span text:style-name="T59"><text:tab/></text:span><text:span text:style-name="T65">G</text:span><text:span text:style-name="T59">lobal variables cannot be directly assigned a value within a function (unless named in a </text:span><text:a xlink:type="simple" xlink:href="https://docs.python.org/3/reference/simple_stmts.html#global" text:style-name="Internet_20_link" text:visited-style-name="Visited_20_Internet_20_Link"><text:span text:style-name="Source_20_Text"><text:span text:style-name="T59">global</text:span></text:span></text:a><text:span text:style-name="Source_20_Text"><text:span text:style-name="T72"> </text:span></text:span><text:span text:style-name="T59">statement), although they may be referenced.</text:span></text:p>
      <text:p text:style-name="P15"/>
      <text:p text:style-name="P69"><text:span text:style-name="T90">ok = input(prompt)</text:span> </text:p>
      <text:p text:style-name="P69">if ok in ('y', 'ye', 'yes'):</text:p>
      <text:p text:style-name="P70"><text:tab/>return True</text:p>
      <text:p text:style-name="P15">...</text:p>
      <text:p text:style-name="P15">… <text:span text:style-name="T93">To be continued</text:span></text:p>
      <text:p text:style-name="P1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Grande" svg:font-family="'Lucida Grande', Arial, sans-serif"/>
    <style:font-face style:name="monospace" svg:font-family="monospace, 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5-03T12:53:50.019932607</meta:creation-date>
    <dc:date>2019-09-19T12:41:38.544348612</dc:date>
    <meta:editing-duration>PT18H53M32S</meta:editing-duration>
    <meta:editing-cycles>10</meta:editing-cycles>
    <meta:generator>LibreOffice/6.3.0.4$Linux_X86_64 LibreOffice_project/30$Build-4</meta:generator>
    <meta:document-statistic meta:table-count="0" meta:image-count="0" meta:object-count="0" meta:page-count="5" meta:paragraph-count="155" meta:word-count="1070" meta:character-count="5924" meta:non-whitespace-character-count="4762"/>
  </office:meta>
</office:document-meta>
</file>